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3mm"/>
    </style:style>
    <style:style style:name="co3" style:family="table-column">
      <style:table-column-properties fo:break-before="auto" style:column-width="24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 table:number-columns-repeated="13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<text:s text:c="12"/>EXCEL <text:s/>UYGULAMA SINAVI</text:p>
          </table:table-cell>
          <table:table-cell table:style-name="ce1" table:number-columns-repeated="9"/>
        </table:table-row>
        <table:table-row table:style-name="ro1">
          <table:table-cell table:style-name="ce1" table:number-columns-repeated="13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<text:s text:c="20"/>NOT SİSTEMİ</text:p>
          </table:table-cell>
          <table:table-cell table:style-name="ce2" table:number-columns-repeated="9"/>
        </table:table-row>
        <table:table-row table:style-name="ro1">
          <table:table-cell table:style-name="ce3" office:value-type="string" calcext:value-type="string">
            <text:p>SIRA NO</text:p>
          </table:table-cell>
          <table:table-cell table:style-name="ce3" office:value-type="string" calcext:value-type="string">
            <text:p>ÖĞRENCİ NO</text:p>
          </table:table-cell>
          <table:table-cell table:style-name="ce3" office:value-type="string" calcext:value-type="string">
            <text:p>ÖĞRENCİ ADI</text:p>
          </table:table-cell>
          <table:table-cell table:style-name="ce3" office:value-type="string" calcext:value-type="string">
            <text:p>1.YAZILI</text:p>
          </table:table-cell>
          <table:table-cell table:style-name="ce3" office:value-type="string" calcext:value-type="string">
            <text:p>2.YAZILI</text:p>
          </table:table-cell>
          <table:table-cell table:style-name="ce3" office:value-type="string" calcext:value-type="string">
            <text:p>3.YAZILI</text:p>
          </table:table-cell>
          <table:table-cell/>
          <table:table-cell table:style-name="ce3" office:value-type="string" calcext:value-type="string">
            <text:p>PERF.-1</text:p>
          </table:table-cell>
          <table:table-cell table:style-name="ce3" office:value-type="string" calcext:value-type="string">
            <text:p>PERF.0</text:p>
          </table:table-cell>
          <table:table-cell/>
          <table:table-cell table:style-name="ce3" office:value-type="string" calcext:value-type="string">
            <text:p>ORTALAMA</text:p>
          </table:table-cell>
          <table:table-cell table:style-name="ce3" office:value-type="string" calcext:value-type="string">
            <text:p>DERECE</text:p>
          </table:table-cell>
          <table:table-cell table:style-name="ce3" office:value-type="string" calcext:value-type="string">
            <text:p>DUR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tma Kay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/>
          <table:table-cell table:formula="of:=AVERAGE([.D6];[.E6]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Aysun Taş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AVERAGE([.D7];[.E7])" office:value-type="float" office:value="82.5" calcext:value-type="float">
            <text:p>82,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mra Okur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D8];[.E8])" office:value-type="float" office:value="87.5" calcext:value-type="float">
            <text:p>87,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mre Yazar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D9];[.E9])" office:value-type="float" office:value="57.5" calcext:value-type="float">
            <text:p>57,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ülçin Kısa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AVERAGE([.D10];[.E10])" office:value-type="float" office:value="92.5" calcext:value-type="float">
            <text:p>92,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Kezban Uzu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table:formula="of:=AVERAGE([.D11];[.E11])" office:value-type="float" office:value="67.5" calcext:value-type="float">
            <text:p>67,5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İbrahim Beyaz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AVERAGE([.D12];[.E12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Murat Sarı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D13];[.E13])" office:value-type="float" office:value="77.5" calcext:value-type="float">
            <text:p>77,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rsin Kara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table:formula="of:=AVERAGE([.D14];[.E14])" office:value-type="float" office:value="82.5" calcext:value-type="float">
            <text:p>82,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erve Kara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AVERAGE([.D15];[.E15])" office:value-type="float" office:value="88" calcext:value-type="float">
            <text:p>88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HAZIRLAYAN:FATMA YAPIC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0.00.0000</text:date>, <text:time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1:59:29.746282369</meta:creation-date>
    <dc:date>2019-03-04T12:35:09.911817501</dc:date>
    <meta:editing-duration>PT58S</meta:editing-duration>
    <meta:editing-cycles>1</meta:editing-cycles>
    <meta:document-statistic meta:table-count="1" meta:cell-count="105" meta:object-count="0"/>
    <meta:generator>LibreOffice/5.2.7.2$Linux_ARM_EABI LibreOffice_project/20m0$Build-2</meta:generator>
  </office:meta>
</office:document-meta>
</file>